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officeooo:rsid="000ac6ca" officeooo:paragraph-rsid="000ac6ca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officeooo:rsid="000bbb5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bb5b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bbb5b" style:font-style-asian="italic" style:font-weight-asian="bold" style:font-style-complex="italic" style:font-weight-complex="bold"/>
    </style:style>
    <style:style style:name="T7" style:family="text">
      <style:text-properties officeooo:rsid="000e4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Die folgenden Seiten sind</text:p>
      <text:p text:style-name="P1"><text:span text:style-name="T1">GEDRUCKT VON:</text:span> </text:p>
      <text:p text:style-name="P3">xXXXXXXX</text:p>
      <text:p text:style-name="P4">Bitte liegen lassen! </text:p>
      <text:p text:style-name="P3">(oder neben den Drucker legen, mit </text:p>
      <text:p text:style-name="P3">diesem Deckblatt nach oben), </text:p>
      <text:p text:style-name="P1">Ich hole das gleich ab.</text:p>
      <text:p text:style-name="P1"/>
      <text:p text:style-name="P5"><text:span text:style-name="T5">Mehr </text:span><text:span text:style-name="T6">I</text:span><text:span text:style-name="T5">nfo</text:span><text:span text:style-name="T6">s</text:span><text:span text:style-name="T5"> auf:</text:span> <text:span text:style-name="T3">https://github.com/Aypac/uhh-print</text:span></text:p>
      <text:p text:style-name="P3"/>
      <text:p text:style-name="P3"/>
      <text:p text:style-name="P3"/>
      <text:p text:style-name="P3">The following pages are</text:p>
      <text:p text:style-name="P2">PRINTED BY:</text:p>
      <text:p text:style-name="P3">xXXXXXXX</text:p>
      <text:p text:style-name="P4">Please leave them here!</text:p>
      <text:p text:style-name="P3">(or put <text:span text:style-name="T7">them </text:span>near the printer, with this paper on top)</text:p>
      <text:p text:style-name="P1">I'll come and get <text:span text:style-name="T7">them</text:span> so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0:19:21</meta:creation-date>
    <dc:date>2015-06-15T11:30:53.118424297</dc:date>
    <meta:editing-duration>PT2M15S</meta:editing-duration>
    <meta:editing-cycles>10</meta:editing-cycles>
    <meta:generator>LibreOffice/4.4.2.2$Linux_X86_64 LibreOffice_project/40m0$Build-2</meta:generator>
    <meta:document-statistic meta:table-count="0" meta:image-count="0" meta:object-count="0" meta:page-count="1" meta:paragraph-count="14" meta:word-count="57" meta:character-count="352" meta:non-whitespace-character-count="305"/>
  </office:meta>
</office:document-meta>
</file>